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13"/>
    <style:style style:name="ce7" style:family="table-cell" style:parent-style-name="Default" style:data-style-name="N4">
      <style:table-cell-properties fo:background-color="#9BC2E6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9BC2E6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C6E0B4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C6E0B4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0.6614583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2.35479166666667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5.318125cm" style:use-optimal-column-width="true"/>
    </style:style>
    <style:style style:name="co11" style:family="table-column">
      <style:table-column-properties fo:break-before="auto" style:column-width="2.11666666666667cm" style:use-optimal-column-width="true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 style:use-optimal-column-width="true"/>
    </style:style>
    <style:style style:name="co14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number-rows-repeated="30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number-columns-repeated="2" table:style-name="ce3"/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Sayfa2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8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toplam bdl</text:p>
          </table:table-cell>
          <table:table-cell office:value-type="string" table:style-name="ce1">
            <text:p>dilim</text:p>
          </table:table-cell>
          <table:table-cell table:style-name="ce1"/>
          <table:table-cell office:value-type="string" table:style-name="ce3">
            <text:p>dilim vergi</text:p>
          </table:table-cell>
          <table:table-cell office:value-type="string" table:style-name="ce3">
            <text:p>toplam vergi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Vergi 70000 TL için % 15<text:s/></text:p>
          </table:table-cell>
          <table:table-cell office:value-type="float" office:value="318750" table:formula="of:=[.H23]" table:style-name="ce8">
            <text:p>318.750,00</text:p>
          </table:table-cell>
          <table:table-cell office:value-type="float" office:value="70000" table:style-name="ce1">
            <text:p>70000</text:p>
          </table:table-cell>
          <table:table-cell office:value-type="percentage" office:value="0.15" table:style-name="ce6">
            <text:p>15%</text:p>
          </table:table-cell>
          <table:table-cell office:value-type="float" office:value="10500" table:formula="of:=IF([.D3]&lt;[.E3];[.D3]*[.F3];[.E3]*[.F3])" table:style-name="ce3">
            <text:p>10.500,00</text:p>
          </table:table-cell>
          <table:table-cell office:value-type="float" office:value="10500" table:formula="of:=[.G3]" table:style-name="ce3">
            <text:p>10.500,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Vergi 70 – 150 arası <text:s/>%20</text:p>
          </table:table-cell>
          <table:table-cell office:value-type="float" office:value="248750" table:formula="of:=IF([.D3]&lt;[.E3];0;[.D3]-[.E3])" table:style-name="ce3">
            <text:p>248.750,00</text:p>
          </table:table-cell>
          <table:table-cell office:value-type="float" office:value="80000" table:style-name="ce1">
            <text:p>80000</text:p>
          </table:table-cell>
          <table:table-cell office:value-type="percentage" office:value="0.2" table:style-name="ce6">
            <text:p>20%</text:p>
          </table:table-cell>
          <table:table-cell office:value-type="float" office:value="16000" table:formula="of:=IF([.D4]&lt;[.E4];[.D4]*[.F4];[.E4]*[.F4])" table:style-name="ce3">
            <text:p>16.000,00</text:p>
          </table:table-cell>
          <table:table-cell office:value-type="float" office:value="26500" table:formula="of:=[.H3]+[.G4]" table:style-name="ce3">
            <text:p>26.500,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Vergi 150 – 550 arası = %27</text:p>
          </table:table-cell>
          <table:table-cell office:value-type="float" office:value="168750" table:formula="of:=IF([.D4]&lt;[.E4];0;[.D4]-[.E4])" table:style-name="ce3">
            <text:p>168.750,00</text:p>
          </table:table-cell>
          <table:table-cell office:value-type="float" office:value="400000" table:style-name="ce1">
            <text:p>400000</text:p>
          </table:table-cell>
          <table:table-cell office:value-type="percentage" office:value="0.27" table:style-name="ce6">
            <text:p>27%</text:p>
          </table:table-cell>
          <table:table-cell office:value-type="float" office:value="45562.5" table:formula="of:=IF([.D5]&lt;[.E5];[.D5]*[.F5];[.E5]*[.F5])" table:style-name="ce3">
            <text:p>45.562,50</text:p>
          </table:table-cell>
          <table:table-cell office:value-type="float" office:value="72062.5" table:formula="of:=[.H4]+[.G5]" table:style-name="ce3">
            <text:p>72.062,5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Vergi 550 – 1900 arası = %35</text:p>
          </table:table-cell>
          <table:table-cell office:value-type="float" office:value="0" table:formula="of:=IF([.D5]&lt;[.E5];0;[.D5]-[.E5])" table:style-name="ce3">
            <text:p>0,00</text:p>
          </table:table-cell>
          <table:table-cell office:value-type="float" office:value="1350000" table:style-name="ce1">
            <text:p>1350000</text:p>
          </table:table-cell>
          <table:table-cell office:value-type="percentage" office:value="0.35" table:style-name="ce6">
            <text:p>35%</text:p>
          </table:table-cell>
          <table:table-cell office:value-type="float" office:value="0" table:formula="of:=IF([.D6]&lt;[.E6];[.D6]*[.F6];[.E6]*[.F6])" table:style-name="ce3">
            <text:p>0,00</text:p>
          </table:table-cell>
          <table:table-cell office:value-type="float" office:value="72062.5" table:formula="of:=[.H5]+[.G6]" table:style-name="ce3">
            <text:p>72.062,50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office:value-type="string" table:style-name="ce1">
            <text:p>Toplam vergi</text:p>
          </table:table-cell>
          <table:table-cell table:number-columns-repeated="3" table:style-name="ce1"/>
          <table:table-cell table:style-name="ce4"/>
          <table:table-cell office:value-type="float" office:value="72062.5" table:formula="of:=[.H6]+[.G7]" table:style-name="ce3">
            <text:p>72.062,5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isme ödenen vergiler toplamı</text:p>
          </table:table-cell>
          <table:table-cell table:number-columns-repeated="3" table:style-name="ce1"/>
          <table:table-cell office:value-type="float" office:value="66000" table:formula="of:=[.H17]" table:style-name="ce3">
            <text:p>66.000,00</text:p>
          </table:table-cell>
          <table:table-cell office:value-type="float" office:value="6062.5" table:formula="of:=[.H7]-[.G8]" table:style-name="ce3">
            <text:p>6.062,5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Götürü</text:p>
          </table:table-cell>
          <table:table-cell table:number-columns-repeated="2" table:style-name="ce1"/>
          <table:table-cell office:value-type="string" table:style-name="ce5">
            <text:p>Gerçek<text:s/>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snyA</text:p>
          </table:table-cell>
          <table:table-cell office:value-type="float" office:value="18000" table:style-name="ce1">
            <text:p>18000</text:p>
          </table:table-cell>
          <table:table-cell office:value-type="float" office:value="3600" table:formula="of:=[.D11]*0.2" table:style-name="ce1">
            <text:p>3600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office:value-type="string" table:style-name="ce1">
            <text:p>snyB</text:p>
          </table:table-cell>
          <table:table-cell table:number-columns-repeated="3" table:style-name="ce1"/>
          <table:table-cell office:value-type="float" office:value="84000" table:style-name="ce1">
            <text:p>84000</text:p>
          </table:table-cell>
          <table:table-cell office:value-type="float" office:value="21000" table:formula="of:=[.G12]*0.25" table:style-name="ce4">
            <text:p>21.000,00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office:value-type="string" table:style-name="ce1">
            <text:p>snyCD</text:p>
          </table:table-cell>
          <table:table-cell table:number-columns-repeated="3" table:style-name="ce1"/>
          <table:table-cell office:value-type="float" office:value="84000" table:style-name="ce1">
            <text:p>84000</text:p>
          </table:table-cell>
          <table:table-cell office:value-type="float" office:value="21000" table:formula="of:=[.G13]*0.25" table:style-name="ce4">
            <text:p>21.000,00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office:value-type="string" table:style-name="ce1">
            <text:p>snyE</text:p>
          </table:table-cell>
          <table:table-cell office:value-type="float" office:value="18000" table:style-name="ce1">
            <text:p>18000</text:p>
          </table:table-cell>
          <table:table-cell office:value-type="float" office:value="3600" table:formula="of:=[.D14]*0.2" table:style-name="ce1">
            <text:p>3600</text:p>
          </table:table-cell>
          <table:table-cell table:number-columns-repeated="2" table:style-name="ce1"/>
          <table:table-cell office:value-type="float" office:value="0" table:formula="of:=[.G14]*0.25" table:style-name="ce4">
            <text:p>0,00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office:value-type="string" table:style-name="ce1">
            <text:p>snyF</text:p>
          </table:table-cell>
          <table:table-cell table:number-columns-repeated="3" table:style-name="ce1"/>
          <table:table-cell office:value-type="float" office:value="48000" table:style-name="ce1">
            <text:p>48000</text:p>
          </table:table-cell>
          <table:table-cell office:value-type="float" office:value="12000" table:formula="of:=[.G15]*0.25" table:style-name="ce4">
            <text:p>12.000,00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office:value-type="string" table:style-name="ce1">
            <text:p>snyG</text:p>
          </table:table-cell>
          <table:table-cell table:style-name="ce1"/>
          <table:table-cell office:value-type="float" office:value="0" table:formula="of:=[.D16]*0.2" table:style-name="ce1">
            <text:p>0</text:p>
          </table:table-cell>
          <table:table-cell table:style-name="ce1"/>
          <table:table-cell office:value-type="float" office:value="48000" table:style-name="ce1">
            <text:p>48000</text:p>
          </table:table-cell>
          <table:table-cell office:value-type="float" office:value="12000" table:formula="of:=[.G16]*0.25" table:style-name="ce4">
            <text:p>12.000,0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36000" table:formula="of:=SUM([.D11:.D16])" table:style-name="ce10">
            <text:p>36000</text:p>
          </table:table-cell>
          <table:table-cell office:value-type="float" office:value="7200" table:formula="of:=SUM([.E11:.E16])" table:style-name="ce11">
            <text:p>7200</text:p>
          </table:table-cell>
          <table:table-cell table:style-name="ce11"/>
          <table:table-cell office:value-type="float" office:value="264000" table:formula="of:=SUM([.G11:.G16])" table:style-name="ce10">
            <text:p>264000</text:p>
          </table:table-cell>
          <table:table-cell office:value-type="float" office:value="66000" table:formula="of:=SUM([.H11:.H16])" table:style-name="ce11">
            <text:p>66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2"/>
          <table:table-cell table:number-columns-repeated="6" table:style-name="ce1"/>
          <table:table-cell table:style-name="ce3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">
            <text:p>2023-2024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3">
          <table:table-cell table:number-columns-repeated="2"/>
          <table:table-cell office:value-type="string" table:style-name="ce1">
            <text:p>yıllık kira tutarı net</text:p>
          </table:table-cell>
          <table:table-cell table:number-columns-repeated="4" table:style-name="ce1"/>
          <table:table-cell office:value-type="float" office:value="300000" table:formula="of:=[.G17]+[.D17]" table:style-name="ce9">
            <text:p>300.000,0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yıllık kira tutarı brüt</text:p>
          </table:table-cell>
          <table:table-cell table:number-columns-repeated="4" table:style-name="ce1"/>
          <table:table-cell office:value-type="float" office:value="375000" table:formula="of:=[.H20]/80*100" table:style-name="ce3">
            <text:p>375.000,0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Götürü Gider Brutun % 15 i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6250" table:formula="of:=[.H21]*[.F22]/100" table:style-name="ce3">
            <text:p>56.250,00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1">
            <text:p>Vergiye tabii matrah</text:p>
          </table:table-cell>
          <table:table-cell table:number-columns-repeated="4" table:style-name="ce1"/>
          <table:table-cell office:value-type="float" office:value="318750" table:formula="of:=[.H21]-[.G22]" table:style-name="ce7">
            <text:p>318.750,00</text:p>
          </table:table-cell>
          <table:table-cell table:number-columns-repeated="16376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8-09-05T14:27:42Z</meta:creation-date>
    <dc:date>2023-09-11T13:24:01Z</dc:date>
    <meta:editing-cycles>4</meta:editing-cycles>
    <meta:editing-duration>PT10132S</meta:editing-duration>
  </office:meta>
</office:document-meta>
</file>